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font-size="10pt" officeooo:rsid="0015a21e" officeooo:paragraph-rsid="0015a21e" style:font-size-asian="10pt" style:font-size-complex="10pt"/>
    </style:style>
    <style:style style:name="P2" style:family="paragraph" style:parent-style-name="Standard">
      <style:paragraph-properties fo:line-height="200%"/>
      <style:text-properties officeooo:paragraph-rsid="001cf447"/>
    </style:style>
    <style:style style:name="P3" style:family="paragraph" style:parent-style-name="Standard">
      <style:paragraph-properties fo:line-height="200%"/>
      <style:text-properties officeooo:paragraph-rsid="0023672e"/>
    </style:style>
    <style:style style:name="P4" style:family="paragraph" style:parent-style-name="Standard">
      <style:paragraph-properties fo:line-height="200%"/>
      <style:text-properties officeooo:paragraph-rsid="003232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5a21e" style:font-size-asian="10pt" style:font-size-complex="10pt"/>
    </style:style>
    <style:style style:name="T3" style:family="text">
      <style:text-properties fo:font-size="10pt" officeooo:rsid="001a06dd" style:font-size-asian="10pt" style:font-size-complex="10pt"/>
    </style:style>
    <style:style style:name="T4" style:family="text">
      <style:text-properties fo:font-size="10pt" fo:language="uk" fo:country="UA" style:font-size-asian="10pt" style:font-size-complex="10pt"/>
    </style:style>
    <style:style style:name="T5" style:family="text">
      <style:text-properties fo:font-size="10pt" fo:language="uk" fo:country="UA" officeooo:rsid="001a06dd" style:font-size-asian="10pt" style:font-size-complex="10pt"/>
    </style:style>
    <style:style style:name="T6" style:family="text">
      <style:text-properties fo:font-size="10pt" fo:language="uk" fo:country="UA" officeooo:rsid="001cf447" style:font-size-asian="10pt" style:font-size-complex="10pt"/>
    </style:style>
    <style:style style:name="T7" style:family="text">
      <style:text-properties fo:font-size="10pt" fo:language="uk" fo:country="UA" officeooo:rsid="001e7bcd" style:font-size-asian="10pt" style:font-size-complex="10pt"/>
    </style:style>
    <style:style style:name="T8" style:family="text">
      <style:text-properties fo:font-size="10pt" fo:language="uk" fo:country="UA" officeooo:rsid="00208910" style:font-size-asian="10pt" style:font-size-complex="10pt"/>
    </style:style>
    <style:style style:name="T9" style:family="text">
      <style:text-properties fo:font-size="10pt" fo:language="uk" fo:country="UA" officeooo:rsid="0021707e" style:font-size-asian="10pt" style:font-size-complex="10pt"/>
    </style:style>
    <style:style style:name="T10" style:family="text">
      <style:text-properties fo:font-size="10pt" fo:language="uk" fo:country="UA" officeooo:rsid="002327c6" style:font-size-asian="10pt" style:font-size-complex="10pt"/>
    </style:style>
    <style:style style:name="T11" style:family="text">
      <style:text-properties fo:font-size="10pt" fo:language="uk" fo:country="UA" officeooo:rsid="0023672e" style:font-size-asian="10pt" style:font-size-complex="10pt"/>
    </style:style>
    <style:style style:name="T12" style:family="text">
      <style:text-properties fo:font-size="10pt" fo:language="uk" fo:country="UA" officeooo:rsid="00242e75" style:font-size-asian="10pt" style:font-size-complex="10pt"/>
    </style:style>
    <style:style style:name="T13" style:family="text">
      <style:text-properties fo:font-size="10pt" fo:language="uk" fo:country="UA" officeooo:rsid="0024a652" style:font-size-asian="10pt" style:font-size-complex="10pt"/>
    </style:style>
    <style:style style:name="T14" style:family="text">
      <style:text-properties fo:font-size="10pt" fo:language="uk" fo:country="UA" officeooo:rsid="0024bc85" style:font-size-asian="10pt" style:font-size-complex="10pt"/>
    </style:style>
    <style:style style:name="T15" style:family="text">
      <style:text-properties fo:font-size="10pt" fo:language="uk" fo:country="UA" officeooo:rsid="0026aef9" style:font-size-asian="10pt" style:font-size-complex="10pt"/>
    </style:style>
    <style:style style:name="T16" style:family="text">
      <style:text-properties fo:font-size="10pt" fo:language="uk" fo:country="UA" officeooo:rsid="00271d5d" style:font-size-asian="10pt" style:font-size-complex="10pt"/>
    </style:style>
    <style:style style:name="T17" style:family="text">
      <style:text-properties fo:font-size="10pt" fo:language="uk" fo:country="UA" officeooo:rsid="00273ded" style:font-size-asian="10pt" style:font-size-complex="10pt"/>
    </style:style>
    <style:style style:name="T18" style:family="text">
      <style:text-properties fo:font-size="10pt" fo:language="uk" fo:country="UA" officeooo:rsid="00280e54" style:font-size-asian="10pt" style:font-size-complex="10pt"/>
    </style:style>
    <style:style style:name="T19" style:family="text">
      <style:text-properties fo:font-size="10pt" fo:language="uk" fo:country="UA" officeooo:rsid="00293a1b" style:font-size-asian="10pt" style:font-size-complex="10pt"/>
    </style:style>
    <style:style style:name="T20" style:family="text">
      <style:text-properties fo:font-size="10pt" fo:language="uk" fo:country="UA" officeooo:rsid="002998cd" style:font-size-asian="10pt" style:font-size-complex="10pt"/>
    </style:style>
    <style:style style:name="T21" style:family="text">
      <style:text-properties fo:font-size="10pt" fo:language="uk" fo:country="UA" officeooo:rsid="002b7c70" style:font-size-asian="10pt" style:font-size-complex="10pt"/>
    </style:style>
    <style:style style:name="T22" style:family="text">
      <style:text-properties fo:font-size="10pt" fo:language="uk" fo:country="UA" officeooo:rsid="002cdc23" style:font-size-asian="10pt" style:font-size-complex="10pt"/>
    </style:style>
    <style:style style:name="T23" style:family="text">
      <style:text-properties fo:font-size="10pt" fo:language="uk" fo:country="UA" officeooo:rsid="002d302b" style:font-size-asian="10pt" style:font-size-complex="10pt"/>
    </style:style>
    <style:style style:name="T24" style:family="text">
      <style:text-properties fo:font-size="10pt" fo:language="uk" fo:country="UA" officeooo:rsid="002ef1a3" style:font-size-asian="10pt" style:font-size-complex="10pt"/>
    </style:style>
    <style:style style:name="T25" style:family="text">
      <style:text-properties fo:font-size="10pt" fo:language="uk" fo:country="UA" officeooo:rsid="002f99c2" style:font-size-asian="10pt" style:font-size-complex="10pt"/>
    </style:style>
    <style:style style:name="T26" style:family="text">
      <style:text-properties fo:font-size="10pt" fo:language="uk" fo:country="UA" officeooo:rsid="0030d84a" style:font-size-asian="10pt" style:font-size-complex="10pt"/>
    </style:style>
    <style:style style:name="T27" style:family="text">
      <style:text-properties fo:font-size="10pt" fo:language="uk" fo:country="UA" officeooo:rsid="00323250" style:font-size-asian="10pt" style:font-size-complex="10pt"/>
    </style:style>
    <style:style style:name="T28" style:family="text">
      <style:text-properties fo:font-size="10pt" fo:language="uk" fo:country="UA" officeooo:rsid="00333c37" style:font-size-asian="10pt" style:font-size-complex="10pt"/>
    </style:style>
    <style:style style:name="T29" style:family="text">
      <style:text-properties fo:font-size="10pt" fo:language="uk" fo:country="UA" officeooo:rsid="003498e0" style:font-size-asian="10pt" style:font-size-complex="10pt"/>
    </style:style>
    <style:style style:name="T30" style:family="text">
      <style:text-properties fo:font-size="10pt" fo:language="uk" fo:country="UA" officeooo:rsid="00352f19" style:font-size-asian="10pt" style:font-size-complex="10pt"/>
    </style:style>
    <style:style style:name="T31" style:family="text">
      <style:text-properties fo:font-size="10pt" fo:language="uk" fo:country="UA" officeooo:rsid="00366db6" style:font-size-asian="10pt" style:font-size-complex="10pt"/>
    </style:style>
    <style:style style:name="T32" style:family="text">
      <style:text-properties fo:font-size="10pt" fo:language="uk" fo:country="UA" officeooo:rsid="00377ced" style:font-size-asian="10pt" style:font-size-complex="10pt"/>
    </style:style>
    <style:style style:name="T33" style:family="text">
      <style:text-properties fo:font-size="10pt" fo:language="uk" fo:country="UA" officeooo:rsid="0037e4f6" style:font-size-asian="10pt" style:font-size-complex="10pt"/>
    </style:style>
    <style:style style:name="T34" style:family="text">
      <style:text-properties fo:font-size="10pt" fo:language="uk" fo:country="UA" officeooo:rsid="00391923" style:font-size-asian="10pt" style:font-size-complex="10pt"/>
    </style:style>
    <style:style style:name="T35" style:family="text">
      <style:text-properties fo:font-size="10pt" fo:language="uk" fo:country="UA" officeooo:rsid="003b2c1f" style:font-size-asian="10pt" style:font-size-complex="10pt"/>
    </style:style>
    <style:style style:name="T36" style:family="text">
      <style:text-properties fo:font-size="10pt" fo:language="uk" fo:country="UA" officeooo:rsid="003c64b5" style:font-size-asian="10pt" style:font-size-complex="10pt"/>
    </style:style>
    <style:style style:name="T37" style:family="text">
      <style:text-properties fo:font-size="10pt" fo:language="uk" fo:country="UA" officeooo:rsid="003cf090" style:font-size-asian="10pt" style:font-size-complex="10pt"/>
    </style:style>
    <style:style style:name="T38" style:family="text">
      <style:text-properties fo:font-size="10pt" fo:language="uk" fo:country="UA" officeooo:rsid="003ee59f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бране API: Slack API</text:p>
      <text:p text:style-name="P1"/>
      <text:p text:style-name="P2"><text:span text:style-name="T2"><text:tab/>Slack API складається з Web API, </text:span><text:span text:style-name="T1">Real Time Messaging AP</text:span><text:span text:style-name="T2">I, Events API, SCIM API. Це АРІ призначене для створення Slack App(додатків слеку), які можуть використовуватись за замовчуванням тільки Вашою командою, або будь-якими командами. Slack API дає змогу взаємодіяти із Slack більш складно ніж за допомогою внутрішніх інтеграцій. </text:span></text:p>
      <text:p text:style-name="P3"><text:span text:style-name="T2"><text:tab/>Web API складається з </text:span><text:span text:style-name="T1">HTTP RPC-style методів. Всі методи мають бути викликані за допомогою HTTPS. Аргументи можуть бути передані як GET та POST запити або як мікс. Відповідь містить </text:span><text:span text:style-name="T3">об'єкт </text:span><text:span text:style-name="T1">JSON, </text:span><text:bookmark text:name="result_box"/><text:span text:style-name="T4">який завжди буде містити булев</text:span><text:span text:style-name="T5">у</text:span><text:span text:style-name="T4"> властивість, що вказує на успіх чи невдачу. Для результатів відмов, властивість помилки буде містити короткий код помилки. У разі проблемних викликів, які все ще можуть бути завершені успішно, властивість попередження буде містити короткий код попередження (або розділений комами список з них, в разі кількох попереджень). </text:span><text:span text:style-name="T6">За допомогою Web API можна працювати з каналами Slack: створювати, заархівовувати/розархівовувати, перейменовувати, приєднуватись/покидати/</text:span><text:span text:style-name="T7">вилучати користувачів</text:span><text:span text:style-name="T6">, запрошувати, <text:s/>отримувати </text:span><text:span text:style-name="T7">інформацію про канал(id, назва, </text:span><text:span text:style-name="T8">ким створений, коли створений, </text:span><text:span text:style-name="T7">список користувачів</text:span><text:span text:style-name="T8">...</text:span><text:span text:style-name="T7"> )</text:span><text:span text:style-name="T6">, історію повідомлень, список каналів,</text:span><text:span text:style-name="T7"> встанов</text:span><text:span text:style-name="T8">лювати тему та призначення каналу; з повідомленнями: постити, видаляти, оновлювати; з файлами: завантажувати, видаляти,отримувати інформацію про файл </text:span><text:span text:style-name="T9">та</text:span><text:span text:style-name="T8"> список файлів, </text:span><text:span text:style-name="T9">додавати, редагувати та видаляти коментарі, надавати доступ до файлів та можливість їх поширювати. Групами(groups) в Slack є приватні канали. З ними можна робити все те саме, що і з відкритими. Доступ до нього має тільки той користувач якого запросили, а до публічних каналів — будь-хто. В Slack можна працювати із реакціями(reactions) та нагадуваннями(reminders): додавати, видаляти, отримувати інформацію та їх список</text:span><text:span text:style-name="T10">(нагадування також можна позначати як завершен</text:span><text:span text:style-name="T11">і</text:span><text:span text:style-name="T10">)</text:span><text:span text:style-name="T11">; з користувачами: змінювати фотографію, <text:s/>отримувати інформацію, </text:span><text:span text:style-name="T12">список користувачів</text:span><text:span text:style-name="T11">, перевіряти присутність </text:span><text:span text:style-name="T12">користувача, встановлювати присутність... </text:span><text:span text:style-name="T13">За допо</text:span><text:span text:style-name="T14">могою Slack API можна здійснювати пошук </text:span><text:span text:style-name="T15">файлів та повідомлень у каналах команди.</text:span></text:p>
      <text:p text:style-name="P4"><text:span text:style-name="T15"><text:tab/>Real Time Messaging API це АРІ, яке дозволяє отримувати події із Slack в реальному часі та відправляти повідомлення. </text:span><text:span text:style-name="T16">Це є базою для всіх клієнтів Slack. </text:span><text:span text:style-name="T17">Щоб розпочати сесію, потрібно викликати метод rtm.start. Після під'єднання сервер забезпечує потік подій, включаючи повідомлення та оновлення до теперішнього стану команди. </text:span><text:span text:style-name="T18">За допомогою цього АРІ </text:span><text:span text:style-name="T26">та Events API</text:span><text:span text:style-name="T18"> можна перехоплювати наступні події: </text:span><text:span text:style-name="T19">додано/</text:span><text:span text:style-name="T20">змінено </text:span><text:span text:style-name="T19">бота, </text:span><text:span text:style-name="T20">створено/видалено/позначено/</text:span><text:span text:style-name="T21">перейменовано</text:span><text:span text:style-name="T20">/</text:span><text:span text:style-name="T21">заархівовано/розархівовано</text:span><text:span text:style-name="T20">/змі</text:span><text:span text:style-name="T21">н</text:span><text:span text:style-name="T20">ено історію/</text:span><text:span text:style-name="T21">приєднався/покинув канал, змінено команди команди, домен імейлу змінено, смайли команди змінено, файл змінено/створено/додано/</text:span><text:span text:style-name="T22">поширено/зроблено публічним</text:span><text:span text:style-name="T21">/видалено коментар до файлу, </text:span><text:span text:style-name="T22">сервер скоро закриється, </text:span><text:span text:style-name="T23">приватний канал закрито/змінено історію/приєднався/покинув канал, поширено посилання, </text:span><text:span text:style-name="T24">надіслано повідомлення, додано/видалено пін, змінено призначення, </text:span><text:span text:style-name="T25">додана/видалена реакція, </text:span><text:soft-page-break/><text:span text:style-name="T25">створена/видалена/оновлена підкоманда, змінено домен команди, приєднався до команди, міграція команди між серверами, змінено/видалено профіль команди, поля профілю команди перегруповано, команда переназвана, </text:span><text:span text:style-name="T26">дані користувача змінено, користувач набирає.</text:span></text:p>
      <text:p text:style-name="P4"><text:span text:style-name="T27"><text:tab/>Events API призначене для отримання, створення та обробки подій у Slack. Request URL <text:s/>отримує запит для кожної події. Один запит — одна подія. </text:span><text:span text:style-name="T28">Можна визначати кількість користувачів та повідомлень для того щоб встановити скільки запитів, які Request URL може отримувати і градуювати. </text:span><text:span text:style-name="T29">При появі події надсилається HTTP POST запит до Request URL. Подія буде відображена у форматі JSON. </text:span><text:span text:style-name="T30">Щоб не засмічувати сервер кількість надісланих подій обмежена до 5000 за годину. У цьому АРІ можна перехоплювати та обробляти помилки. Якщо відповісти Slack із HTTP 301 або 302, то послідує до двох перенаправлень для отримання позитивної відповіді HTTP 200. </text:span><text:span text:style-name="T31">Якщо буде досягнуто ліміт кількості провалів у надсиланні подій, Slack спробує ще раз це зробити 3 рази(одразу, через 1хв. <text:s/>та 5хв.)</text:span></text:p>
      <text:p text:style-name="P4"><text:span text:style-name="T31"><text:tab/></text:span><text:span text:style-name="T32">Повідомлення в Slack. Для надсилання повідомлення </text:span><text:span text:style-name="T34">використовується </text:span><text:span text:style-name="T32">Slack message builder. Повідомлення можна форматувати. Наприклад щоб зробити текст напівжирним шрифтом потрібно взяти його в “*”. Курсив відображається за допомогою взяття тексту в “_”. <text:s/></text:span><text:span text:style-name="T33">Якщо в повідомленні потрібно відобразити код викостовують <text:s/>оцей символ “`” для незначної кількості і три таких символи для великої. У повідомлення можна додавати кнопки для отримання необхідної інформації від користувача. </text:span><text:span text:style-name="T35"><text:s/>Крім цього </text:span><text:span text:style-name="T36">до повідомлень можна додавати до 20 вкладень, </text:span><text:span text:style-name="T37">розгортати посилання(невеликі огляди вмісту посилання) </text:span><text:span text:style-name="T38">в повідомленні</text:span><text:span text:style-name="T37">, </text:span><text:span text:style-name="T38">створювати ланцюжки повідомлен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8:37:25.980332597</meta:creation-date>
    <dc:date>2017-04-06T21:18:24.149044941</dc:date>
    <meta:editing-duration>PT2H26M5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2" meta:paragraph-count="6" meta:word-count="592" meta:character-count="4651" meta:non-whitespace-character-count="4050"/>
  </office:meta>
</office:document-meta>
</file>